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officeooo:rsid="000f3007" officeooo:paragraph-rsid="000f3007" style:font-size-asian="12.25pt" style:font-size-complex="14pt"/>
    </style:style>
    <style:style style:name="P2" style:family="paragraph" style:parent-style-name="Standard">
      <style:paragraph-properties fo:line-height="100%"/>
      <style:text-properties style:font-name="times new roman" fo:font-size="14pt" officeooo:rsid="001300d8" officeooo:paragraph-rsid="001300d8" style:font-size-asian="12.25pt" style:font-size-complex="14pt"/>
    </style:style>
    <style:style style:name="P3" style:family="paragraph" style:parent-style-name="Standard">
      <style:paragraph-properties fo:line-height="100%"/>
      <style:text-properties style:font-name="times new roman" fo:font-size="14pt" officeooo:rsid="00109a28" officeooo:paragraph-rsid="00109a28" style:font-size-asian="12.25pt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fo:font-weight="bold" officeooo:rsid="000f3007" officeooo:paragraph-rsid="000f300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00%"/>
      <style:text-properties style:font-name="times new roman" officeooo:paragraph-rsid="000f3007"/>
    </style:style>
    <style:style style:name="P6" style:family="paragraph" style:parent-style-name="Standard">
      <style:paragraph-properties fo:line-height="100%"/>
      <style:text-properties style:font-name="times new roman" officeooo:paragraph-rsid="001300d8"/>
    </style:style>
    <style:style style:name="P7" style:family="paragraph" style:parent-style-name="Standard">
      <style:paragraph-properties fo:line-height="100%"/>
      <style:text-properties fo:color="#000000" loext:opacity="100%" style:font-name="times new roman" fo:font-size="14pt" fo:language="ru" fo:country="RU" fo:font-style="normal" fo:font-weight="normal" officeooo:rsid="000f3007" officeooo:paragraph-rsid="000f3007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00%"/>
      <style:text-properties fo:color="#666666" loext:opacity="100%" style:font-name="times new roman" fo:font-size="14pt" officeooo:rsid="000f3007" officeooo:paragraph-rsid="000f3007" style:font-size-asian="12.25pt" style:font-size-complex="14pt"/>
    </style:style>
    <style:style style:name="P9" style:family="paragraph" style:parent-style-name="Text_20_body">
      <style:paragraph-properties fo:line-height="100%"/>
      <style:text-properties fo:font-size="14pt" officeooo:rsid="00109a28" officeooo:paragraph-rsid="00109a28" style:font-size-asian="12.25pt" style:font-size-complex="14pt"/>
    </style:style>
    <style:style style:name="P10" style:family="paragraph" style:parent-style-name="Text_20_body" style:list-style-name="L1">
      <style:paragraph-properties fo:line-height="100%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 style:list-style-name="L2">
      <style:paragraph-properties fo:line-height="100%"/>
    </style:style>
    <style:style style:name="P13" style:family="paragraph" style:parent-style-name="Text_20_body" style:list-style-name="L3">
      <style:paragraph-properties fo:line-height="100%"/>
    </style:style>
    <style:style style:name="P14" style:family="paragraph" style:parent-style-name="Text_20_body" style:list-style-name="L1">
      <style:paragraph-properties fo:line-height="100%"/>
      <style:text-properties style:font-name="times new roman" fo:font-size="14pt" style:font-size-asian="14pt" style:font-size-complex="14pt"/>
    </style:style>
    <style:style style:name="P15" style:family="paragraph" style:parent-style-name="Text_20_body">
      <style:paragraph-properties fo:line-height="100%"/>
      <style:text-properties style:font-name="times new roman" fo:font-size="14pt" style:font-size-asian="14pt" style:font-size-complex="14pt"/>
    </style:style>
    <style:style style:name="P16" style:family="paragraph" style:parent-style-name="Text_20_body" style:list-style-name="L2">
      <style:paragraph-properties fo:line-height="100%"/>
      <style:text-properties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3" style:family="text">
      <style:text-properties fo:font-variant="normal" fo:text-transform="none" fo:color="#000000" loext:opacity="100%" fo:font-size="14pt" fo:letter-spacing="normal" officeooo:rsid="000f3007" style:font-size-asian="14pt" style:font-size-complex="14pt"/>
    </style:style>
    <style:style style:name="T4" style:family="text">
      <style:text-properties fo:font-size="14pt" officeooo:rsid="000f3007" style:font-size-asian="12.25pt" style:font-size-complex="14pt"/>
    </style:style>
    <style:style style:name="T5" style:family="text">
      <style:text-properties fo:font-size="14pt" officeooo:rsid="001300d8" style:font-size-asian="12.25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loext:opacity="100%"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style:font-name="times new roman" fo:language="ru" fo:country="RU" fo:font-style="normal" fo:font-weight="normal" officeooo:rsid="0019bf8e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language="ru" fo:country="RU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fo:language="ru" fo:country="RU" fo:font-style="normal" fo:font-weight="normal" officeooo:rsid="0019bf8e" style:font-style-asian="normal" style:font-weight-asian="normal" style:font-style-complex="normal" style:font-weight-complex="normal"/>
    </style:style>
    <style:style style:name="T11" style:family="text">
      <style:text-properties fo:color="#666666" loext:opacity="100%"/>
    </style:style>
    <style:style style:name="T12" style:family="text">
      <style:text-properties style:font-size-asian="14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style:font-size-asian="14pt"/>
    </style:style>
    <style:style style:name="T15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облемы и аномалии без нормализации</text:span>:</text:p>
      <text:p text:style-name="P1">1) Избыточность данных (одни и те же данные в нескольких местах, увеличение затрачиваемой памяти)</text:p>
      <text:p text:style-name="P1">2) Аномалии обновления (необходимость обновлять одни и те же данные во всех строках, может привести к несогласованности, если данные изменились не везде)</text:p>
      <text:p text:style-name="P1">3) Аномалии вставки (невозможность добавить данные, пока не заполнены связанные поля, дублирование информации при добавлении новых записей)</text:p>
      <text:p text:style-name="P1">4) Аномалии удаления (потеря важных данных из-за сильной связанности)</text:p>
      <text:p text:style-name="P1"/>
      <text:p text:style-name="P1"><text:span text:style-name="T1">Функциональная зависимость</text:span> – средство для описания связей между атрибутами отношения.</text:p>
      <text:p text:style-name="P1">B функционально зависит от A (A→B), если для каждого возможно A существует ровно 1 B (A – детерминант)</text:p>
      <text:p text:style-name="P1">Функциональная зависимость определяется смысловыми связями, на основе которых строится отношение</text:p>
      <text:p text:style-name="P1"/>
      <text:p text:style-name="P1"><text:span text:style-name="T1">Типы ФЗ</text:span>:</text:p>
      <text:p text:style-name="P1">1) Тривиальная (A→B, где B – подмножество A)</text:p>
      <text:p text:style-name="P1">2) Полная (A→B, где A – составной детерминант, B не зависит ни от какого подмножества A)</text:p>
      <text:p text:style-name="P1">3) Частичная (A→B, где A – составной детерминант, B зависит от части A)</text:p>
      <text:p text:style-name="P1">4) Транзитивная (A→C, которая существует только через промежуточный B</text:p>
      <text:p text:style-name="P1"/>
      <text:p text:style-name="P1"><text:span text:style-name="T1">Аксиомы Армстронга</text:span>:</text:p>
      <text:p text:style-name="P5"><text:span text:style-name="T4">1) Рефлексивность (если B</text:span><text:span text:style-name="T2">⊆</text:span><text:span text:style-name="T3">A, то A→B)</text:span></text:p>
      <text:p text:style-name="P1">2) Дополнение (если A→B, то A,C→B,C)</text:p>
      <text:p text:style-name="P1">3) Транзитивность (если A→B, B→C, то A→C)</text:p>
      <text:p text:style-name="P1"/>
      <text:p text:style-name="P1"><text:span text:style-name="T1">Нормализация</text:span> – формальный метод проверки/доработки модели на основе функциональных зависимостей</text:p>
      <text:p text:style-name="P1"/>
      <text:p text:style-name="P1"><text:span text:style-name="T1">Нормальные формы</text:span>:</text:p>
      <text:p text:style-name="P1">1) 1NF:</text:p>
      <text:p text:style-name="P1">- все атрибуты – атомарные значения</text:p>
      <text:p text:style-name="P1">- н<text:span text:style-name="T10">ет повторяющихся групп</text:span></text:p>
      <text:p text:style-name="P1"><text:span text:style-name="T10">2</text:span><text:span text:style-name="T9">) 2NF:</text:span></text:p>
      <text:p text:style-name="P7">- 1NF</text:p>
      <text:p text:style-name="P1"><text:span text:style-name="T9">- в</text:span><text:span text:style-name="T10">се неключевые атрибуты полностью зависят от первичного ключа </text:span><text:span text:style-name="T9">(нет частичных зависимостей от ключа)</text:span></text:p>
      <text:p text:style-name="P7">3) 3NF:</text:p>
      <text:p text:style-name="P7">- 2NF</text:p>
      <text:p text:style-name="P1"><text:soft-page-break/><text:span text:style-name="T9">- атрибуты, не относящиеся к первичному ключу, не находятся в транзитивной функциональной зависимости от первичного ключа</text:span></text:p>
      <text:p text:style-name="P7">4) BCNF (Нормальная форма Бойса-Кодда):</text:p>
      <text:p text:style-name="P7">- 3NF</text:p>
      <text:p text:style-name="P1"><text:span text:style-name="T9">- д</text:span><text:span text:style-name="T10">ля любой зависимости X→Y, X — суперключ — </text:span><text:span text:style-name="T9">набор атрибутов, который однозначно идентифицирует кортеж в отношении (строку в таблице)</text:span></text:p>
      <text:p text:style-name="P2">5) 4NF</text:p>
      <text:p text:style-name="P2">- BCNF</text:p>
      <text:p text:style-name="P2">- нет независимых многозначных зависимостей</text:p>
      <text:p text:style-name="P2">6) 5NF</text:p>
      <text:p text:style-name="P2">- 4NF</text:p>
      <text:p text:style-name="P6"><text:span text:style-name="T5">- </text:span><text:span text:style-name="T6">нет нетривиальных зависимостей соединения</text:span></text:p>
      <text:p text:style-name="P1"/>
      <text:p text:style-name="P1"><text:span text:style-name="T1">Денормализация</text:span> – процесс оснознанного нарушения некоторых правил нормализации для повышения производительности запросов:</text:p>
      <text:p text:style-name="P1">1) Объединение нескольких таблиц в одну</text:p>
      <text:p text:style-name="P1">2) Добавление избыточных данных</text:p>
      <text:p text:style-name="P1"/>
      <text:p text:style-name="P1"><text:span text:style-name="T1">PL/pgSQL</text:span> (Procedural language) – процедурный язык для PostgreSQL</text:p>
      <text:p text:style-name="P1">(нужен для создания пользовательских функций и хранимых процедур, реализации сложной бизнес логики непосредственно в бд, создания триггеров для автоматизации действий при изменении данных, повышения производительности за счёт уменьшения обмена данными между приложением и СУБД)</text:p>
      <text:p text:style-name="P1"/>
      <text:p text:style-name="P1"><text:span text:style-name="T1">Типы функций</text:span>:</text:p>
      <text:p text:style-name="P1">1) SQL-функция (один/несколько SQL-запросов, быстрое выполнение, ограничение языком SQL)</text:p>
      <text:p text:style-name="P1">2) PL/pgSQL-функция (использование переменных, циклов, условий)</text:p>
      <text:p text:style-name="P1">3) Функции на других языках (требуется установка соответствующих расширений, использование библиотек этих языков внутри бд)</text:p>
      <text:p text:style-name="P1"/>
      <text:p text:style-name="P4">Создание функции</text:p>
      <text:p text:style-name="P1">CREATE<text:span text:style-name="T11"> [ OR REPLACE ] </text:span>FUNCTION имя_функции ( [ [имя_арг1] тип_арг1, [имя_арг2] тип_арг2, ...] )</text:p>
      <text:p text:style-name="P1">RETURNS тип_возвращаемого_значения <text:span text:style-name="T11">-- Или RETURNS TABLE(...) для возврата таблицы, или VOID если ничего не возвращает</text:span></text:p>
      <text:p text:style-name="P1">AS $$ <text:span text:style-name="T11">-- Или AS '...' - тело функции в $$ или одинарных кавычках</text:span></text:p>
      <text:p text:style-name="P8"><text:s text:c="4"/>-- Тело функции (SQL или PL/pgSQL код)</text:p>
      <text:p text:style-name="P1">$$ LANGUAGE язык; <text:span text:style-name="T11">-- язык: sql, plpgsql, plpython3u и т.д.</text:span></text:p>
      <text:p text:style-name="P1"/>
      <text:p text:style-name="P3"><text:soft-page-break/><text:span text:style-name="T1">Триггеры</text:span> – сочетание хранимой в бд процедуры и события, которое заставляет её выполняться (события: ввод новой строки, изменение значений одного или нескольких столбцов таблицы, удаление строк таблицы)</text:p>
      <text:p text:style-name="P3">Нужны для: реализации сложных ограничений целостности данных, контроля информации, хранимой в таблице, посредством регистрации вносимых изменений</text:p>
      <text:p text:style-name="P3"/>
      <text:p text:style-name="P3"/>
      <text:p text:style-name="P3"/>
      <text:p text:style-name="P3">CREATE TRIGGER name</text:p>
      <text:p text:style-name="P3"><text:s/>{ BEFORE | AFTER | INSTEAD OF } { event [ OR ... ] }</text:p>
      <text:p text:style-name="P3"><text:s/>ON table_name</text:p>
      <text:p text:style-name="P3"><text:s/>...</text:p>
      <text:p text:style-name="P3"><text:s/>[ FOR [ EACH ] { ROW | STATEMENT } ]</text:p>
      <text:p text:style-name="P3"><text:s/>[ WHEN ( condition ) ]</text:p>
      <text:p text:style-name="P3"><text:s/>EXECUTE PROCEDURE function_name ( )</text:p>
      <text:p text:style-name="P3"/>
      <text:p text:style-name="P3">где event:</text:p>
      <text:p text:style-name="P3">INSERT, UPDATE [ OF column_name [, ... ] ], DELETE,</text:p>
      <text:p text:style-name="P3">TRUNCATE</text:p>
      <text:p text:style-name="P3"/>
      <text:p text:style-name="P3">Триггеры создаются на основе триггерной функции:</text:p>
      <text:p text:style-name="P3">1) функция без аргументом</text:p>
      <text:p text:style-name="P3">2) возращает тип trigger, event_trigger</text:p>
      <text:p text:style-name="P3"/>
      <text:p text:style-name="P3"><text:span text:style-name="T1">Виды триггеров</text:span>:</text:p>
      <text:p text:style-name="P3">1) Строковый триггер (один раз для каждой строки, обрабатываемой активизирующим приложением)</text:p>
      <text:p text:style-name="P3">2) Табличный триггер (один раз независимо от того, сколько строк содержит запускающее приложение)</text:p>
      <text:p text:style-name="P3"/>
      <text:p text:style-name="P3">ROW - процедура будет вызываться для каждой модифицируемой записи</text:p>
      <text:p text:style-name="P3">STATEMENT - процедура будет вызываться один раз для всех обрабатываемых записей в рамках команды</text:p>
      <text:p text:style-name="P3"/>
      <text:p text:style-name="P3"><text:span text:style-name="T1">Типы триггеров</text:span>:</text:p>
      <text:p text:style-name="P3">1) Триггеры DML (обычные и условные)</text:p>
      <text:p text:style-name="P3">2) Триггеры замещения (instead of)</text:p>
      <text:p text:style-name="P3">3) Событийные триггеры (event trigger)</text:p>
      <text:p text:style-name="P3"/>
      <text:p text:style-name="P3">Триггеры DML активизируются предложениями ввода, обновления и удаления информации (INSERT , UPDATE , DELETE) до или после выполнения предложения, на уровне строки или таблицы.</text:p>
      <text:p text:style-name="P3"><text:soft-page-break/></text:p>
      <text:p text:style-name="P3">1) Триггеры замещения (instead of) можно создавать только для представлений.</text:p>
      <text:p text:style-name="P3">2) В отличие от триггеров DML триггеры замещения выполняются вместо предложений DML, вызывающих их срабатывание.</text:p>
      <text:p text:style-name="P3">3) Триггеры замещения должны быть строковыми триггерами.</text:p>
      <text:p text:style-name="P3"/>
      <text:p text:style-name="P3"><text:span text:style-name="T1">Порядок активации триггеров</text:span>: </text:p>
      <text:p text:style-name="P3">1. Табличный триггер BEFORE</text:p>
      <text:p text:style-name="P3">2. Строковый триггер BEFORE</text:p>
      <text:p text:style-name="P3">3. Строковый триггер AFTER</text:p>
      <text:p text:style-name="P3">4. Табличный триггер AFTER</text:p>
      <text:p text:style-name="P3">Внутри групп порядок определяется по алфавиту (для PostgreSQL)</text:p>
      <text:p text:style-name="P3"/>
      <text:p text:style-name="P3">Когда PL/pgSQL функция вызывается триггером, создается ряд переменных:</text:p>
      <text:p text:style-name="P3">1) NEW — (RECORD) содержит новую строку базы данных для команд INSERT/UPDATE в строковых триггерах.</text:p>
      <text:p text:style-name="P3">2) OLD — (RECORD) содержит старую строку базы данных для команд UPDATE/DELETE в строковых триггерах.</text:p>
      <text:p text:style-name="P3">3) TG_NAME — имя сработавшего триггера.</text:p>
      <text:p text:style-name="P3">4) TG_WHEN — BEFORE, AFTER или INSTEAD OF, в зависимости от определения триггера.</text:p>
      <text:p text:style-name="P3"/>
      <text:p text:style-name="P3"><text:span text:style-name="T1">Обрабатываемые события</text:span> (event trigger): </text:p>
      <text:p text:style-name="P3">1) ddl_command_start — перед началом работы DDLкоманды;</text:p>
      <text:p text:style-name="P3">2) ddl_command_end — после окончания работы DDL-команды;</text:p>
      <text:p text:style-name="P3">3) table_rewrite — перед ALTER TABLE;</text:p>
      <text:p text:style-name="P3">4) sql_drop — перед ddl_command_end при удалении объектов</text:p>
      <text:p text:style-name="P3">CREATE EVENT TRIGGER eventtest ON ddl_command_start EXECUTE PROCEDURE eventtest();</text:p>
      <text:p text:style-name="P3"/>
      <text:p text:style-name="P3">а) Триггерная функция должна вернуть либо NULL, либо запись/строку, соответствующую структуре таблицы, для которой сработал триггер. </text:p>
      <text:p text:style-name="P3">б) Если строковый триггер с BEFORE возвращает NULL, то все дальнейшие действия с этой строкой прекращаются (не срабатывают последующие триггеры, команда INSERT/UPDATE/DELETE для этой строки не выполняется).</text:p>
      <text:p text:style-name="P3"/>
      <text:p text:style-name="P3"><text:span text:style-name="T1">Способы денормализации</text:span>:</text:p>
      <text:p text:style-name="P3">1) Объединение таблиц</text:p>
      <text:p text:style-name="P3">2) Добавление избыточных атрибутов</text:p>
      <text:p text:style-name="P3">3) Хранение готовых таблиц (MATERIALIZED VIEW)</text:p>
      <text:p text:style-name="P3">4) Хранение частей таблиц отдельно</text:p>
      <text:p text:style-name="P3"/>
      <text:p text:style-name="P9"><text:soft-page-break/><text:span text:style-name="Strong_20_Emphasis"><text:span text:style-name="T14">Функция (function)</text:span></text:span><text:span text:style-name="T14"> — это объект базы данных, который выполняет некоторый набор операций и </text:span><text:span text:style-name="Strong_20_Emphasis"><text:span text:style-name="T14">возвращает результат</text:span></text:span><text:span text:style-name="T14"> (обычно одно значение).</text:span></text:p>
      <text:list text:style-name="L1">
        <text:list-item>
          <text:p text:style-name="P14">Похожа на математическую функцию.</text:p>
        </text:list-item>
        <text:list-item>
          <text:p text:style-name="P14">В SQL может возвращать скалярное значение (например, число, строку, дату) или таблицу.</text:p>
        </text:list-item>
        <text:list-item>
          <text:p text:style-name="P10"><text:span text:style-name="T15">Часто используется в выражениях (</text:span><text:span text:style-name="Source_20_Text"><text:span text:style-name="T15">SELECT</text:span></text:span><text:span text:style-name="T15">, </text:span><text:span text:style-name="Source_20_Text"><text:span text:style-name="T15">WHERE</text:span></text:span><text:span text:style-name="T15">, </text:span><text:span text:style-name="Source_20_Text"><text:span text:style-name="T15">ORDER BY</text:span></text:span><text:span text:style-name="T15">).</text:span></text:p>
        </text:list-item>
      </text:list>
      <text:p text:style-name="P11"><text:span text:style-name="Strong_20_Emphasis"><text:span text:style-name="T15">Процедура (procedure)</text:span></text:span><text:span text:style-name="T15"> — это объект базы данных, который выполняет последовательность действий, но </text:span><text:span text:style-name="Strong_20_Emphasis"><text:span text:style-name="T15">не обязан возвращать значение</text:span></text:span><text:span text:style-name="T15">.</text:span></text:p>
      <text:list text:style-name="L2">
        <text:list-item>
          <text:p text:style-name="P16">Может работать с несколькими запросами.</text:p>
        </text:list-item>
        <text:list-item>
          <text:p text:style-name="P16">Может изменять данные (вставка, обновление, удаление).</text:p>
        </text:list-item>
        <text:list-item>
          <text:p text:style-name="P12"><text:span text:style-name="T15">Обычно вызывается через </text:span><text:span text:style-name="Source_20_Text"><text:span text:style-name="T15">CALL</text:span></text:span><text:span text:style-name="T15">.</text:span></text:p>
        </text:list-item>
        <text:list-item>
          <text:p text:style-name="P12"><text:span text:style-name="T15">Может возвращать </text:span><text:span text:style-name="Strong_20_Emphasis"><text:span text:style-name="T15">результат через OUT-параметры</text:span></text:span><text:span text:style-name="T15">, но не напрямую в </text:span><text:span text:style-name="Source_20_Text"><text:span text:style-name="T15">SELECT</text:span></text:span><text:span text:style-name="T15">.</text:span></text:p>
        </text:list-item>
      </text:list>
      <text:p text:style-name="P15"><text:span text:style-name="Strong_20_Emphasis">Транзакция</text:span> — это логическая единица работы с базой данных, объединяющая один или несколько SQL-операторов в "атомарный" блок.</text:p>
      <text:p text:style-name="P11"><text:span text:style-name="T15">Главная идея: </text:span><text:span text:style-name="Strong_20_Emphasis"><text:span text:style-name="T15">либо выполняется всё, либо ничего</text:span></text:span><text:span text:style-name="T15">.</text:span></text:p>
      <text:p text:style-name="P11"><text:span text:style-name="T15">Свойства транзакций описываются акронимом </text:span><text:span text:style-name="Strong_20_Emphasis"><text:span text:style-name="T15">ACID</text:span></text:span><text:span text:style-name="T15">:</text:span></text:p>
      <text:list text:style-name="L3">
        <text:list-item>
          <text:p text:style-name="P13"><text:span text:style-name="Strong_20_Emphasis"><text:span text:style-name="T15">Atomicity (Атомарность)</text:span></text:span><text:span text:style-name="T15"> — транзакция выполняется целиком или не выполняется вообще.</text:span></text:p>
        </text:list-item>
        <text:list-item>
          <text:p text:style-name="P13"><text:span text:style-name="Strong_20_Emphasis"><text:span text:style-name="T15">Consistency (Согласованность)</text:span></text:span><text:span text:style-name="T15"> — после транзакции база остаётся в корректном состоянии.</text:span></text:p>
        </text:list-item>
        <text:list-item>
          <text:p text:style-name="P13"><text:span text:style-name="Strong_20_Emphasis"><text:span text:style-name="T15">Isolation (Изолированность)</text:span></text:span><text:span text:style-name="T15"> — параллельные транзакции не мешают друг другу.</text:span></text:p>
        </text:list-item>
        <text:list-item>
          <text:p text:style-name="P13"><text:span text:style-name="Strong_20_Emphasis"><text:span text:style-name="T15">Durability (Надёжность)</text:span></text:span><text:span text:style-name="T15"> — если транзакция зафиксирована (</text:span><text:span text:style-name="Source_20_Text"><text:span text:style-name="T15">COMMIT</text:span></text:span><text:span text:style-name="T15">), её результат сохранится даже после сбоя.</text:span></text:p>
        </text:list-item>
      </text:list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1:51:18.820167782</meta:creation-date>
    <dc:date>2025-09-05T07:04:27.165774469</dc:date>
    <meta:editing-duration>PT2H7M52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5" meta:paragraph-count="120" meta:word-count="1003" meta:character-count="7359" meta:non-whitespace-character-count="6447"/>
  </office:meta>
</office:document-meta>
</file>